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12900000318178EBF4F.png"/>
  <manifest:file-entry manifest:media-type="image/png" manifest:full-path="Pictures/100002000000015A000003185E5C1831.png"/>
  <manifest:file-entry manifest:media-type="image/png" manifest:full-path="Pictures/100002000000011100000318CAD7C53E.png"/>
  <manifest:file-entry manifest:media-type="image/png" manifest:full-path="Pictures/10000200000000E0000003182AD4808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438cm" svg:height="1.198cm" svg:x="1.197cm" svg:y="1.127cm">
          <draw:image xlink:href="Pictures/10000200000000E0000003182AD4808A.png" xlink:type="simple" xlink:show="embed" xlink:actuate="onLoad">
            <text:p/>
          </draw:image>
        </draw:frame>
        <draw:frame draw:style-name="gr1" draw:text-style-name="P1" draw:layer="layout" svg:width="0.489cm" svg:height="1.325cm" svg:x="2.289cm" svg:y="1.072cm">
          <draw:image xlink:href="Pictures/100002000000011100000318CAD7C53E.png" xlink:type="simple" xlink:show="embed" xlink:actuate="onLoad">
            <text:p/>
          </draw:image>
        </draw:frame>
        <draw:frame draw:style-name="gr1" draw:text-style-name="P1" draw:layer="layout" svg:width="0.625cm" svg:height="1.325cm" svg:x="1.645cm" svg:y="1.072cm">
          <draw:image xlink:href="Pictures/100002000000015A000003185E5C1831.png" xlink:type="simple" xlink:show="embed" xlink:actuate="onLoad">
            <text:p/>
          </draw:image>
        </draw:frame>
        <draw:frame draw:style-name="gr1" draw:text-style-name="P1" draw:layer="layout" svg:width="0.508cm" svg:height="1.325cm" svg:x="2.905cm" svg:y="1.072cm">
          <draw:image xlink:href="Pictures/100002000000012900000318178EBF4F.png" xlink:type="simple" xlink:show="embed" xlink:actuate="onLoad">
            <text:p/>
          </draw:image>
        </draw:frame>
        <draw:frame draw:style-name="gr1" draw:text-style-name="P1" draw:layer="layout" svg:width="0.438cm" svg:height="1.198cm" svg:x="3.61cm" svg:y="1.199cm">
          <draw:image xlink:href="Pictures/10000200000000E0000003182AD4808A.png" xlink:type="simple" xlink:show="embed" xlink:actuate="onLoad">
            <text:p/>
          </draw:image>
        </draw:frame>
        <draw:frame draw:style-name="gr1" draw:text-style-name="P1" draw:layer="layout" svg:width="0.625cm" svg:height="1.325cm" svg:x="4.048cm" svg:y="1.072cm">
          <draw:image xlink:href="Pictures/100002000000015A000003185E5C1831.png" xlink:type="simple" xlink:show="embed" xlink:actuate="onLoad">
            <text:p/>
          </draw:image>
        </draw:frame>
        <draw:frame draw:style-name="gr1" draw:text-style-name="P1" draw:layer="layout" svg:width="0.489cm" svg:height="1.325cm" svg:x="4.702cm" svg:y="1.072cm">
          <draw:image xlink:href="Pictures/100002000000011100000318CAD7C53E.png" xlink:type="simple" xlink:show="embed" xlink:actuate="onLoad">
            <text:p/>
          </draw:image>
        </draw:frame>
        <draw:frame draw:style-name="gr1" draw:text-style-name="P1" draw:layer="layout" svg:width="0.508cm" svg:height="1.325cm" svg:x="5.318cm" svg:y="1.072cm">
          <draw:image xlink:href="Pictures/100002000000012900000318178EBF4F.png" xlink:type="simple" xlink:show="embed" xlink:actuate="onLoad">
            <text:p/>
          </draw:image>
        </draw:frame>
        <draw:frame draw:style-name="gr1" draw:text-style-name="P1" draw:layer="layout" svg:width="0.438cm" svg:height="1.198cm" svg:x="5.896cm" svg:y="1.127cm">
          <draw:image xlink:href="Pictures/10000200000000E0000003182AD4808A.png" xlink:type="simple" xlink:show="embed" xlink:actuate="onLoad">
            <text:p/>
          </draw:image>
        </draw:frame>
        <draw:frame draw:style-name="gr1" draw:text-style-name="P1" draw:layer="layout" svg:width="0.625cm" svg:height="1.325cm" svg:x="6.334cm" svg:y="1cm">
          <draw:image xlink:href="Pictures/100002000000015A000003185E5C1831.png" xlink:type="simple" xlink:show="embed" xlink:actuate="onLoad">
            <text:p/>
          </draw:image>
        </draw:frame>
        <draw:frame draw:style-name="gr1" draw:text-style-name="P1" draw:layer="layout" svg:width="0.489cm" svg:height="1.325cm" svg:x="6.969cm" svg:y="1.072cm">
          <draw:image xlink:href="Pictures/100002000000011100000318CAD7C53E.png" xlink:type="simple" xlink:show="embed" xlink:actuate="onLoad">
            <text:p/>
          </draw:image>
        </draw:frame>
        <draw:frame draw:style-name="gr1" draw:text-style-name="P1" draw:layer="layout" svg:width="0.508cm" svg:height="1.325cm" svg:x="7.477cm" svg:y="1.072cm">
          <draw:image xlink:href="Pictures/100002000000012900000318178EBF4F.png" xlink:type="simple" xlink:show="embed" xlink:actuate="onLoad">
            <text:p/>
          </draw:image>
        </draw:frame>
        <draw:frame draw:style-name="gr1" draw:text-style-name="P1" draw:layer="layout" svg:width="0.438cm" svg:height="1.198cm" svg:x="8.112cm" svg:y="1.127cm">
          <draw:image xlink:href="Pictures/10000200000000E0000003182AD4808A.png" xlink:type="simple" xlink:show="embed" xlink:actuate="onLoad">
            <text:p/>
          </draw:image>
        </draw:frame>
        <draw:frame draw:style-name="gr1" draw:text-style-name="P1" draw:layer="layout" svg:width="0.625cm" svg:height="1.325cm" svg:x="8.63cm" svg:y="1.127cm">
          <draw:image xlink:href="Pictures/100002000000015A000003185E5C1831.png" xlink:type="simple" xlink:show="embed" xlink:actuate="onLoad">
            <text:p/>
          </draw:image>
        </draw:frame>
        <draw:frame draw:style-name="gr1" draw:text-style-name="P1" draw:layer="layout" svg:width="0.489cm" svg:height="1.325cm" svg:x="9.255cm" svg:y="1.072cm">
          <draw:image xlink:href="Pictures/100002000000011100000318CAD7C53E.png" xlink:type="simple" xlink:show="embed" xlink:actuate="onLoad">
            <text:p/>
          </draw:image>
        </draw:frame>
        <draw:frame draw:style-name="gr1" draw:text-style-name="P1" draw:layer="layout" svg:width="0.508cm" svg:height="1.325cm" svg:x="9.89cm" svg:y="1.072cm">
          <draw:image xlink:href="Pictures/100002000000012900000318178EBF4F.png" xlink:type="simple" xlink:show="embed" xlink:actuate="onLoad">
            <text:p/>
          </draw:image>
        </draw:frame>
        <draw:frame draw:style-name="gr1" draw:text-style-name="P1" draw:layer="layout" svg:width="0.438cm" svg:height="1.198cm" svg:x="10.468cm" svg:y="1.127cm">
          <draw:image xlink:href="Pictures/10000200000000E0000003182AD4808A.png" xlink:type="simple" xlink:show="embed" xlink:actuate="onLoad">
            <text:p/>
          </draw:image>
        </draw:frame>
        <draw:frame draw:style-name="gr1" draw:text-style-name="P1" draw:layer="layout" svg:width="0.625cm" svg:height="1.325cm" svg:x="10.916cm" svg:y="1.072cm">
          <draw:image xlink:href="Pictures/100002000000015A000003185E5C1831.png" xlink:type="simple" xlink:show="embed" xlink:actuate="onLoad">
            <text:p/>
          </draw:image>
        </draw:frame>
        <draw:frame draw:style-name="gr1" draw:text-style-name="P1" draw:layer="layout" svg:width="0.489cm" svg:height="1.325cm" svg:x="11.56cm" svg:y="1.072cm">
          <draw:image xlink:href="Pictures/100002000000011100000318CAD7C53E.png" xlink:type="simple" xlink:show="embed" xlink:actuate="onLoad">
            <text:p/>
          </draw:image>
        </draw:frame>
        <draw:frame draw:style-name="gr1" draw:text-style-name="P1" draw:layer="layout" svg:width="0.508cm" svg:height="1.325cm" svg:x="12.176cm" svg:y="1.127cm">
          <draw:image xlink:href="Pictures/100002000000012900000318178EBF4F.png" xlink:type="simple" xlink:show="embed" xlink:actuate="onLoad">
            <text:p/>
          </draw:image>
        </draw:frame>
        <draw:frame draw:style-name="gr1" draw:text-style-name="P1" draw:layer="layout" svg:width="0.438cm" svg:height="1.198cm" svg:x="12.811cm" svg:y="1.127cm">
          <draw:image xlink:href="Pictures/10000200000000E0000003182AD4808A.png" xlink:type="simple" xlink:show="embed" xlink:actuate="onLoad">
            <text:p/>
          </draw:image>
        </draw:frame>
        <draw:frame draw:style-name="gr1" draw:text-style-name="P1" draw:layer="layout" svg:width="0.625cm" svg:height="1.325cm" svg:x="13.329cm" svg:y="1.127cm">
          <draw:image xlink:href="Pictures/100002000000015A000003185E5C1831.png" xlink:type="simple" xlink:show="embed" xlink:actuate="onLoad">
            <text:p/>
          </draw:image>
        </draw:frame>
        <draw:frame draw:style-name="gr1" draw:text-style-name="P1" draw:layer="layout" svg:width="0.489cm" svg:height="1.325cm" svg:x="13.973cm" svg:y="1.127cm">
          <draw:image xlink:href="Pictures/100002000000011100000318CAD7C53E.png" xlink:type="simple" xlink:show="embed" xlink:actuate="onLoad">
            <text:p/>
          </draw:image>
        </draw:frame>
        <draw:frame draw:style-name="gr1" draw:text-style-name="P1" draw:layer="layout" svg:width="0.508cm" svg:height="1.325cm" svg:x="14.589cm" svg:y="1.127cm">
          <draw:image xlink:href="Pictures/100002000000012900000318178EBF4F.png" xlink:type="simple" xlink:show="embed" xlink:actuate="onLoad">
            <text:p/>
          </draw:image>
        </draw:frame>
        <draw:frame draw:style-name="gr1" draw:text-style-name="P1" draw:layer="layout" svg:width="0.438cm" svg:height="1.198cm" svg:x="15.224cm" svg:y="1.199cm">
          <draw:image xlink:href="Pictures/10000200000000E0000003182AD4808A.png" xlink:type="simple" xlink:show="embed" xlink:actuate="onLoad">
            <text:p/>
          </draw:image>
        </draw:frame>
        <draw:frame draw:style-name="gr1" draw:text-style-name="P1" draw:layer="layout" svg:width="0.625cm" svg:height="1.325cm" svg:x="15.742cm" svg:y="1.072cm">
          <draw:image xlink:href="Pictures/100002000000015A000003185E5C1831.png" xlink:type="simple" xlink:show="embed" xlink:actuate="onLoad">
            <text:p/>
          </draw:image>
        </draw:frame>
        <draw:frame draw:style-name="gr1" draw:text-style-name="P1" draw:layer="layout" svg:width="0.489cm" svg:height="1.325cm" svg:x="16.386cm" svg:y="1.072cm">
          <draw:image xlink:href="Pictures/100002000000011100000318CAD7C53E.png" xlink:type="simple" xlink:show="embed" xlink:actuate="onLoad">
            <text:p/>
          </draw:image>
        </draw:frame>
        <draw:frame draw:style-name="gr1" draw:text-style-name="P1" draw:layer="layout" svg:width="0.508cm" svg:height="1.325cm" svg:x="17.002cm" svg:y="1.072cm">
          <draw:image xlink:href="Pictures/100002000000012900000318178EBF4F.png" xlink:type="simple" xlink:show="embed" xlink:actuate="onLoad">
            <text:p/>
          </draw:image>
        </draw:frame>
        <draw:frame draw:style-name="gr1" draw:text-style-name="P1" draw:layer="layout" svg:width="0.438cm" svg:height="1.198cm" svg:x="17.58cm" svg:y="1.199cm">
          <draw:image xlink:href="Pictures/10000200000000E0000003182AD4808A.png" xlink:type="simple" xlink:show="embed" xlink:actuate="onLoad">
            <text:p/>
          </draw:image>
        </draw:frame>
        <draw:frame draw:style-name="gr1" draw:text-style-name="P1" draw:layer="layout" svg:width="0.625cm" svg:height="1.325cm" svg:x="18.028cm" svg:y="1.072cm">
          <draw:image xlink:href="Pictures/100002000000015A000003185E5C1831.png" xlink:type="simple" xlink:show="embed" xlink:actuate="onLoad">
            <text:p/>
          </draw:image>
        </draw:frame>
        <draw:frame draw:style-name="gr1" draw:text-style-name="P1" draw:layer="layout" svg:width="0.489cm" svg:height="1.325cm" svg:x="18.653cm" svg:y="1.127cm">
          <draw:image xlink:href="Pictures/100002000000011100000318CAD7C53E.png" xlink:type="simple" xlink:show="embed" xlink:actuate="onLoad">
            <text:p/>
          </draw:image>
        </draw:frame>
        <draw:frame draw:style-name="gr1" draw:text-style-name="P1" draw:layer="layout" svg:width="0.508cm" svg:height="1.325cm" svg:x="19.288cm" svg:y="1.127cm">
          <draw:image xlink:href="Pictures/100002000000012900000318178EBF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10T03:54:36</meta:creation-date>
    <dc:date>2021-07-10T04:12:26</dc:date>
    <meta:editing-duration>PT2M35S</meta:editing-duration>
    <meta:editing-cycles>1</meta:editing-cycles>
    <meta:document-statistic meta:object-count="32"/>
    <meta:generator>OpenOffice/4.1.10$Unix OpenOffice.org_project/4110m2$Build-9807</meta:generator>
  </office:meta>
</office:document-meta>
</file>